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solid" draw:stroke-dash="Fine_20_Dashed" draw:fill="none" draw:textarea-vertical-align="middle"/>
    </style:style>
    <style:style style:name="gr7" style:family="graphic" style:parent-style-name="standard">
      <style:graphic-properties draw:stroke="solid" draw:stroke-dash="Fine_20_Dashed" draw:textarea-vertical-align="middle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.713cm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3.052cm" fo:min-width="2.421cm"/>
    </style:style>
    <style:style style:name="gr1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3cm" fo:min-width="0.459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93cm" fo:min-width="1.405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93cm" fo:min-width="1.15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93cm" fo:min-width="0.77cm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147cm" fo:min-width="0.6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fo:font-size="18pt" style:text-underline-style="none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18pt"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0.132cm" svg:height="10.795cm" svg:x="1.381cm" svg:y="27.67cm">
          <text:p/>
        </draw:rect>
        <draw:ellipse draw:style-name="gr2" draw:text-style-name="P2" draw:layer="layout" svg:width="5.588cm" svg:height="1.651cm" svg:x="33.766cm" svg:y="33.004cm">
          <text:p text:style-name="P1"><text:span text:style-name="T1"><text:s/></text:span><text:span text:style-name="T1">ID</text:span></text:p>
        </draw:ellipse>
        <draw:ellipse draw:style-name="gr2" draw:text-style-name="P3" draw:layer="layout" svg:width="3.302cm" svg:height="1.524cm" svg:x="26.527cm" svg:y="35.417cm">
          <text:p text:style-name="P1"><text:span text:style-name="T2">Title</text:span></text:p>
        </draw:ellipse>
        <draw:ellipse draw:style-name="gr2" draw:text-style-name="P2" draw:layer="layout" svg:width="4.572cm" svg:height="2.032cm" svg:x="1.762cm" svg:y="32.623cm">
          <text:p text:style-name="P1"><text:span text:style-name="T1">ID</text:span></text:p>
        </draw:ellipse>
        <draw:custom-shape draw:style-name="gr3" draw:text-style-name="P3" draw:layer="layout" svg:width="4.445cm" svg:height="2.667cm" svg:x="17.637cm" svg:y="31.734cm">
          <text:p text:style-name="P1"><text:span text:style-name="T2">Categoriz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4" draw:text-style-name="P3" draw:layer="layout" svg:width="5.969cm" svg:height="2.032cm" svg:x="33.131cm" svg:y="30.21cm">
          <text:p/>
        </draw:ellipse>
        <draw:ellipse draw:style-name="gr2" draw:text-style-name="P3" draw:layer="layout" svg:width="4.699cm" svg:height="1.905cm" svg:x="30.718cm" svg:y="34.782cm">
          <text:p text:style-name="P1"><text:span text:style-name="T2">Price</text:span></text:p>
        </draw:ellipse>
        <draw:custom-shape draw:style-name="gr3" draw:text-style-name="P3" draw:layer="layout" svg:width="6.731cm" svg:height="2.921cm" svg:x="25.13cm" svg:y="15.478cm">
          <text:p text:style-name="P1"><text:span text:style-name="T2">Place</text:span></text:p>
          <text:p text:style-name="P1"><text:span text:style-name="T2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3" draw:layer="layout" svg:width="4.064cm" svg:height="1.905cm" svg:x="40.751cm" svg:y="15.478cm">
          <text:p text:style-name="P1"><text:span text:style-name="T2">Order</text:span></text:p>
          <text:p text:style-name="P1"><text:span text:style-name="T2">Amount</text:span></text:p>
        </draw:ellipse>
        <draw:line draw:style-name="gr5" draw:text-style-name="P3" draw:layer="layout" svg:x1="15.224cm" svg:y1="3.032cm" svg:x2="15.224cm" svg:y2="5.064cm">
          <text:p/>
        </draw:line>
        <draw:line draw:style-name="gr5" draw:text-style-name="P3" draw:layer="layout" svg:x1="12.303cm" svg:y1="4.048cm" svg:x2="14.081cm" svg:y2="5.191cm">
          <text:p/>
        </draw:line>
        <draw:line draw:style-name="gr5" draw:text-style-name="P3" draw:layer="layout" svg:x1="38.973cm" svg:y1="15.986cm" svg:x2="40.116cm" svg:y2="14.462cm">
          <text:p/>
        </draw:line>
        <draw:line draw:style-name="gr5" draw:text-style-name="P3" draw:layer="layout" svg:x1="38.846cm" svg:y1="16.494cm" svg:x2="40.624cm" svg:y2="16.494cm">
          <text:p/>
        </draw:line>
        <draw:line draw:style-name="gr5" draw:text-style-name="P3" draw:layer="layout" svg:x1="22.082cm" svg:y1="33.131cm" svg:x2="28.432cm" svg:y2="33.131cm">
          <text:p/>
        </draw:line>
        <draw:line draw:style-name="gr5" draw:text-style-name="P3" draw:layer="layout" svg:x1="13.192cm" svg:y1="33.131cm" svg:x2="17.383cm" svg:y2="33.131cm">
          <text:p/>
        </draw:line>
        <draw:line draw:style-name="gr5" draw:text-style-name="P3" draw:layer="layout" svg:x1="11.033cm" svg:y1="15.732cm" svg:x2="15.986cm" svg:y2="12.43cm">
          <text:p/>
        </draw:line>
        <draw:line draw:style-name="gr5" draw:text-style-name="P3" draw:layer="layout" svg:x1="17.637cm" svg:y1="12.43cm" svg:x2="21.574cm" svg:y2="15.732cm">
          <text:p/>
        </draw:line>
        <draw:line draw:style-name="gr5" draw:text-style-name="P3" draw:layer="layout" svg:x1="16.367cm" svg:y1="6.207cm" svg:x2="16.494cm" svg:y2="11.033cm">
          <text:p/>
        </draw:line>
        <draw:line draw:style-name="gr5" draw:text-style-name="P3" draw:layer="layout" svg:x1="30.845cm" svg:y1="32.496cm" svg:x2="31.607cm" svg:y2="30.337cm">
          <text:p/>
        </draw:line>
        <draw:ellipse draw:style-name="gr2" draw:text-style-name="P3" draw:layer="layout" svg:width="4.953cm" svg:height="1.778cm" svg:x="3.413cm" svg:y="29.829cm">
          <text:p text:style-name="P1"><text:span text:style-name="T2">Parent ID</text:span></text:p>
        </draw:ellipse>
        <draw:ellipse draw:style-name="gr2" draw:text-style-name="P3" draw:layer="layout" svg:width="5.334cm" svg:height="2.032cm" svg:x="5.445cm" svg:y="35.417cm">
          <text:p text:style-name="P1"><text:span text:style-name="T2">Name</text:span></text:p>
        </draw:ellipse>
        <draw:line draw:style-name="gr5" draw:text-style-name="P3" draw:layer="layout" svg:x1="8.493cm" svg:y1="32.115cm" svg:x2="10.017cm" svg:y2="32.75cm">
          <text:p/>
        </draw:line>
        <draw:line draw:style-name="gr5" draw:text-style-name="P3" draw:layer="layout" svg:x1="6.207cm" svg:y1="34.147cm" svg:x2="9.763cm" svg:y2="33.258cm">
          <text:p/>
        </draw:line>
        <draw:line draw:style-name="gr5" draw:text-style-name="P3" draw:layer="layout" svg:x1="9.509cm" svg:y1="35.544cm" svg:x2="11.414cm" svg:y2="33.893cm">
          <text:p/>
        </draw:line>
        <draw:ellipse draw:style-name="gr4" draw:text-style-name="P3" draw:layer="layout" svg:width="5.842cm" svg:height="2.286cm" svg:x="28.051cm" svg:y="28.178cm">
          <text:p/>
        </draw:ellipse>
        <draw:ellipse draw:style-name="gr2" draw:text-style-name="P3" draw:layer="layout" svg:width="5.334cm" svg:height="1.778cm" svg:x="28.305cm" svg:y="28.432cm">
          <text:p text:style-name="P1"><text:span text:style-name="T2">Category ID</text:span></text:p>
        </draw:ellipse>
        <draw:line draw:style-name="gr5" draw:text-style-name="P3" draw:layer="layout" svg:x1="31.734cm" svg:y1="32.496cm" svg:x2="33.766cm" svg:y2="31.861cm">
          <text:p/>
        </draw:line>
        <draw:line draw:style-name="gr5" draw:text-style-name="P3" draw:layer="layout" svg:x1="31.734cm" svg:y1="33.258cm" svg:x2="33.893cm" svg:y2="33.512cm">
          <text:p/>
        </draw:line>
        <draw:line draw:style-name="gr5" draw:text-style-name="P3" draw:layer="layout" svg:x1="31.226cm" svg:y1="33.385cm" svg:x2="31.607cm" svg:y2="34.909cm">
          <text:p/>
        </draw:line>
        <draw:line draw:style-name="gr5" draw:text-style-name="P3" draw:layer="layout" svg:x1="28.94cm" svg:y1="35.417cm" svg:x2="30.464cm" svg:y2="33.512cm">
          <text:p/>
        </draw:line>
        <draw:line draw:style-name="gr5" draw:text-style-name="P3" draw:layer="layout" svg:x1="26.781cm" svg:y1="34.655cm" svg:x2="29.067cm" svg:y2="33.512cm">
          <text:p/>
        </draw:line>
        <draw:line draw:style-name="gr5" draw:text-style-name="P3" draw:layer="layout" svg:x1="11.033cm" svg:y1="21.828cm" svg:x2="11.033cm" svg:y2="17.383cm">
          <text:p/>
        </draw:line>
        <draw:line draw:style-name="gr5" draw:text-style-name="P3" draw:layer="layout" svg:x1="11.16cm" svg:y1="24.622cm" svg:x2="11.16cm" svg:y2="27.543cm">
          <text:p/>
        </draw:line>
        <draw:ellipse draw:style-name="gr2" draw:text-style-name="P3" draw:layer="layout" svg:width="5.207cm" svg:height="1.27cm" svg:x="33.512cm" svg:y="30.591cm">
          <text:p text:style-name="P1"><text:span text:style-name="T2">Images</text:span></text:p>
        </draw:ellipse>
        <draw:ellipse draw:style-name="gr2" draw:text-style-name="P3" draw:layer="layout" svg:width="5.08cm" svg:height="1.778cm" svg:x="30.718cm" svg:y="12.43cm">
          <text:p text:style-name="P1"><text:span text:style-name="T2">Order Date</text:span></text:p>
        </draw:ellipse>
        <draw:line draw:style-name="gr5" draw:text-style-name="P3" draw:layer="layout" svg:x1="35.671cm" svg:y1="15.986cm" svg:x2="34.782cm" svg:y2="14.208cm">
          <text:p/>
        </draw:line>
        <draw:ellipse draw:style-name="gr2" draw:text-style-name="P5" draw:layer="layout" svg:width="3.556cm" svg:height="1.397cm" svg:x="19.161cm" svg:y="2.524cm">
          <text:p text:style-name="P4"><text:span text:style-name="T3">Email</text:span></text:p>
        </draw:ellipse>
        <draw:line draw:style-name="gr6" draw:text-style-name="P3" draw:layer="layout" svg:x1="17.51cm" svg:y1="5.191cm" svg:x2="19.415cm" svg:y2="3.794cm">
          <text:p/>
        </draw:line>
        <draw:ellipse draw:style-name="gr7" draw:text-style-name="P3" draw:layer="layout" svg:width="4.445cm" svg:height="1.778cm" draw:transform="skewX (-0.0040142572795862) rotate (-0.00925024503675445) translate (8.625cm 2.503cm)">
          <text:p text:style-name="P1"><text:span text:style-name="T2">Date Of Birth</text:span></text:p>
        </draw:ellipse>
        <draw:frame draw:style-name="gr8" draw:text-style-name="P6" draw:layer="layout" svg:width="0.762cm" svg:height="0.963cm" svg:x="14.97cm" svg:y="32.369cm">
          <draw:text-box>
            <text:p><text:span text:style-name="T2">N</text:span></text:p>
          </draw:text-box>
        </draw:frame>
        <draw:frame draw:style-name="gr9" draw:text-style-name="P6" draw:layer="layout" svg:width="2.921cm" svg:height="3.302cm" svg:x="11.287cm" svg:y="19.923cm">
          <draw:text-box>
            <text:p><text:span text:style-name="T2">N</text:span></text:p>
          </draw:text-box>
        </draw:frame>
        <draw:frame draw:style-name="gr10" draw:text-style-name="P6" draw:layer="layout" svg:width="0.959cm" svg:height="0.963cm" svg:x="11.668cm" svg:y="26.273cm">
          <draw:text-box>
            <text:p><text:span text:style-name="T2">N</text:span></text:p>
          </draw:text-box>
        </draw:frame>
        <draw:rect draw:style-name="gr2" draw:text-style-name="P3" draw:layer="layout" svg:width="4.445cm" svg:height="1.905cm" svg:x="14.081cm" svg:y="4.683cm">
          <text:p text:style-name="P1"><text:span text:style-name="T2">User</text:span></text:p>
        </draw:rect>
        <draw:polygon draw:style-name="gr2" draw:text-style-name="P1" draw:layer="layout" svg:width="3.809cm" svg:height="2.412cm" svg:x="14.843cm" svg:y="11.033cm" svg:viewBox="0 0 3810 2413" draw:points="0,0 3810,0 2032,2413">
          <text:p text:style-name="P1">Is A</text:p>
        </draw:polygon>
        <draw:rect draw:style-name="gr2" draw:text-style-name="P3" draw:layer="layout" svg:width="7.112cm" svg:height="2.161cm" svg:x="7.858cm" svg:y="15.857cm">
          <text:p text:style-name="P1"><text:span text:style-name="T2">Administrator</text:span></text:p>
        </draw:rect>
        <draw:rect draw:style-name="gr2" draw:text-style-name="P3" draw:layer="layout" svg:width="5.842cm" svg:height="2.159cm" svg:x="18.272cm" svg:y="15.732cm">
          <text:p text:style-name="P1"><text:span text:style-name="T2">Shopper</text:span></text:p>
        </draw:rect>
        <draw:custom-shape draw:style-name="gr3" draw:text-style-name="P3" draw:layer="layout" svg:width="5.969cm" svg:height="3.429cm" svg:x="8.112cm" svg:y="21.828cm">
          <text:p text:style-name="P1"><text:span text:style-name="T2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3" draw:layer="layout" svg:width="3.302cm" svg:height="1.27cm" svg:x="13.827cm" svg:y="1.762cm">
          <text:p text:style-name="P1"><text:span text:style-name="T2">Name</text:span></text:p>
        </draw:ellipse>
        <draw:rect draw:style-name="gr2" draw:text-style-name="P3" draw:layer="layout" svg:width="4.826cm" svg:height="2.032cm" svg:x="28.051cm" svg:y="31.861cm">
          <text:p text:style-name="P1"><text:span text:style-name="T2">Product</text:span></text:p>
        </draw:rect>
        <draw:ellipse draw:style-name="gr2" draw:text-style-name="P3" draw:layer="layout" svg:width="4.699cm" svg:height="2.032cm" svg:x="22.463cm" svg:y="34.02cm">
          <text:p text:style-name="P1"><text:span text:style-name="T2">Stock availability</text:span></text:p>
        </draw:ellipse>
        <draw:rect draw:style-name="gr2" draw:text-style-name="P3" draw:layer="layout" svg:width="4.572cm" svg:height="2.286cm" svg:x="8.493cm" svg:y="32.115cm">
          <text:p text:style-name="P1"><text:span text:style-name="T2">Categories</text:span></text:p>
        </draw:rect>
        <draw:line draw:style-name="gr5" draw:text-style-name="P1" draw:layer="layout" svg:x1="8.874cm" svg:y1="32.115cm" svg:x2="7.731cm" svg:y2="31.353cm">
          <text:p/>
        </draw:line>
        <draw:rect draw:style-name="gr2" draw:text-style-name="P3" draw:layer="layout" svg:width="5.715cm" svg:height="1.397cm" svg:x="34.02cm" svg:y="15.986cm">
          <text:p text:style-name="P1"><text:span text:style-name="T2">Order</text:span></text:p>
        </draw:rect>
        <draw:ellipse draw:style-name="gr2" draw:text-style-name="P3" draw:layer="layout" svg:width="4.318cm" svg:height="2.54cm" svg:x="39.227cm" svg:y="12.303cm">
          <text:p text:style-name="P1"><text:span text:style-name="T2">Shipping</text:span></text:p>
          <text:p text:style-name="P1"><text:span text:style-name="T2">Address</text:span></text:p>
        </draw:ellipse>
        <draw:ellipse draw:style-name="gr2" draw:text-style-name="P7" draw:layer="layout" svg:width="3.429cm" svg:height="1.651cm" svg:x="35.798cm" svg:y="12.176cm">
          <text:p text:style-name="P1"><text:span text:style-name="T4">ID</text:span></text:p>
        </draw:ellipse>
        <draw:line draw:style-name="gr5" draw:text-style-name="P1" draw:layer="layout" svg:x1="37.322cm" svg:y1="13.827cm" svg:x2="36.941cm" svg:y2="15.859cm">
          <text:p/>
        </draw:line>
        <draw:ellipse draw:style-name="gr4" draw:text-style-name="P1" draw:layer="layout" svg:width="3.81cm" svg:height="2.032cm" svg:x="9.255cm" svg:y="6.969cm">
          <text:p/>
        </draw:ellipse>
        <draw:ellipse draw:style-name="gr2" draw:text-style-name="P3" draw:layer="layout" svg:width="3.175cm" svg:height="1.524cm" svg:x="9.636cm" svg:y="7.223cm">
          <text:p text:style-name="P1"><text:span text:style-name="T2">Addresses</text:span></text:p>
        </draw:ellipse>
        <draw:line draw:style-name="gr5" draw:text-style-name="P1" draw:layer="layout" svg:x1="13.954cm" svg:y1="5.953cm" svg:x2="12.176cm" svg:y2="7.096cm">
          <text:p/>
        </draw:line>
        <draw:line draw:style-name="gr5" draw:text-style-name="P3" draw:layer="layout" svg:x1="38.338cm" svg:y1="17.383cm" svg:x2="39.481cm" svg:y2="18.78cm">
          <text:p/>
        </draw:line>
        <draw:ellipse draw:style-name="gr2" draw:text-style-name="P3" draw:layer="layout" svg:width="4.064cm" svg:height="1.397cm" svg:x="38.846cm" svg:y="18.907cm">
          <text:p text:style-name="P1"><text:span text:style-name="T2">User ID</text:span></text:p>
        </draw:ellipse>
        <draw:ellipse draw:style-name="gr2" draw:text-style-name="P7" draw:layer="layout" svg:width="3.81cm" svg:height="1.905cm" svg:x="21.193cm" svg:y="5.445cm">
          <text:p text:style-name="P7"><text:span text:style-name="T4">ID</text:span></text:p>
        </draw:ellipse>
        <draw:line draw:style-name="gr5" draw:text-style-name="P1" draw:layer="layout" svg:x1="18.399cm" svg:y1="5.318cm" svg:x2="21.32cm" svg:y2="6.334cm">
          <text:p/>
        </draw:line>
        <draw:ellipse draw:style-name="gr2" draw:text-style-name="P1" draw:layer="layout" svg:width="4.318cm" svg:height="2.286cm" svg:x="18.526cm" svg:y="8.493cm">
          <text:p text:style-name="P1">Contact no.</text:p>
        </draw:ellipse>
        <draw:ellipse draw:style-name="gr2" draw:text-style-name="P1" draw:layer="layout" svg:width="3.81cm" svg:height="1.778cm" svg:x="10.525cm" svg:y="10.652cm">
          <text:p text:style-name="P1">Password</text:p>
        </draw:ellipse>
        <draw:line draw:style-name="gr5" draw:text-style-name="P1" draw:layer="layout" svg:x1="14.97cm" svg:y1="6.461cm" svg:x2="13.065cm" svg:y2="10.652cm">
          <text:p/>
        </draw:line>
        <draw:line draw:style-name="gr5" draw:text-style-name="P1" draw:layer="layout" svg:x1="18.272cm" svg:y1="6.588cm" svg:x2="19.415cm" svg:y2="8.874cm">
          <text:p/>
        </draw:line>
        <draw:line draw:style-name="gr5" draw:text-style-name="P1" draw:layer="layout" svg:x1="25.257cm" svg:y1="16.875cm" svg:x2="24.114cm" svg:y2="16.748cm">
          <text:p/>
        </draw:line>
        <draw:custom-shape draw:style-name="gr3" draw:text-style-name="P1" draw:layer="layout" svg:width="5.461cm" svg:height="2.667cm" svg:x="33.131cm" svg:y="21.44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35.925cm" svg:y1="17.256cm" svg:x2="35.925cm" svg:y2="21.447cm">
          <text:p/>
        </draw:line>
        <draw:line draw:style-name="gr5" draw:text-style-name="P1" draw:layer="layout" svg:x1="35.925cm" svg:y1="24.114cm" svg:x2="36.052cm" svg:y2="27.67cm">
          <text:p/>
        </draw:line>
        <draw:line draw:style-name="gr5" draw:text-style-name="P1" draw:layer="layout" svg:x1="36.179cm" svg:y1="27.67cm" svg:x2="31.734cm" svg:y2="31.861cm">
          <text:p/>
        </draw:line>
        <draw:line draw:style-name="gr5" draw:text-style-name="P1" draw:layer="layout" svg:x1="31.607cm" svg:y1="17.002cm" svg:x2="34.02cm" svg:y2="16.875cm">
          <text:p/>
        </draw:line>
        <draw:ellipse draw:style-name="gr2" draw:text-style-name="P1" draw:layer="layout" svg:width="6.223cm" svg:height="2.032cm" svg:x="21.701cm" svg:y="29.448cm">
          <text:p text:style-name="P1">Product Description</text:p>
        </draw:ellipse>
        <draw:line draw:style-name="gr5" draw:text-style-name="P1" draw:layer="layout" svg:x1="27.289cm" svg:y1="31.099cm" svg:x2="28.051cm" svg:y2="31.988cm">
          <text:p/>
        </draw:line>
        <draw:ellipse draw:style-name="gr2" draw:text-style-name="P1" draw:layer="layout" svg:width="4.699cm" svg:height="1.524cm" svg:x="28.813cm" svg:y="36.814cm">
          <text:p text:style-name="P1">Modify time</text:p>
        </draw:ellipse>
        <draw:line draw:style-name="gr5" draw:text-style-name="P1" draw:layer="layout" svg:x1="30.337cm" svg:y1="33.766cm" svg:x2="30.464cm" svg:y2="36.941cm">
          <text:p/>
        </draw:line>
        <draw:frame draw:style-name="gr11" draw:text-style-name="P6" draw:layer="layout" svg:width="1.905cm" svg:height="1.143cm" svg:x="34.909cm" svg:y="26.273cm">
          <draw:text-box>
            <text:p><text:span text:style-name="T2">N</text:span></text:p>
          </draw:text-box>
        </draw:frame>
        <draw:frame draw:style-name="gr12" draw:text-style-name="P6" draw:layer="layout" svg:width="1.65cm" svg:height="1.143cm" svg:x="24.369cm" svg:y="17.383cm">
          <draw:text-box>
            <text:p><text:span text:style-name="T2">1</text:span></text:p>
          </draw:text-box>
        </draw:frame>
        <draw:frame draw:style-name="gr13" draw:text-style-name="P6" draw:layer="layout" svg:width="1.27cm" svg:height="1.143cm" svg:x="32.877cm" svg:y="17.383cm">
          <draw:text-box>
            <text:p><text:span text:style-name="T2">N</text:span></text:p>
          </draw:text-box>
        </draw:frame>
        <draw:frame draw:style-name="gr14" draw:text-style-name="P6" draw:layer="layout" svg:width="1.143cm" svg:height="1.397cm" svg:x="36.179cm" svg:y="18.018cm">
          <draw:text-box>
            <text:p><text:span text:style-name="T2">N</text:span></text:p>
          </draw:text-box>
        </draw:frame>
        <draw:frame draw:style-name="gr12" draw:text-style-name="P6" draw:layer="layout" svg:width="1.65cm" svg:height="1.143cm" svg:x="26.274cm" svg:y="31.734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533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16T16:19:57.60</meta:creation-date>
    <meta:editing-duration>PT16M38S</meta:editing-duration>
    <meta:editing-cycles>3</meta:editing-cycles>
    <meta:generator>OpenOffice/4.1.1$Win32 OpenOffice.org_project/411m6$Build-9775</meta:generator>
    <dc:date>2018-08-20T13:11:09.02</dc:date>
    <meta:document-statistic meta:object-count="82"/>
  </office:meta>
</office:document-meta>
</file>